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Helvey</text:p>
      <text:p text:style-name="P1">N12031782</text:p>
      <text:p text:style-name="P2">User Guide</text:p>
      <text:p text:style-name="P2"/>
      <text:p text:style-name="P3">How to use the program</text:p>
      <text:p text:style-name="P3"/>
      <text:p text:style-name="P4">#0 The application is not cross-browser compatible at the moment. <text:s/>Please make sure that you have a current version of Firefox (7.0 or 8.0) installed before moving forward. </text:p>
      <text:p text:style-name="P3"/>
      <text:p text:style-name="P4">#1 Enter the following URL into your web browser: <text:a xlink:type="simple" xlink:href="http://ohheyyytherehihihihelloooooooo.appspot.com/">http://ohheyyytherehihihihelloooooooo.appspot.com/</text:a></text:p>
      <text:p text:style-name="P4"/>
      <text:p text:style-name="P4">#2 Log in using your google account.</text:p>
      <text:p text:style-name="P4"/>
      <text:p text:style-name="P4">#3 Either select a survey to take or enter a new survey.</text:p>
      <text:p text:style-name="P4"/>
      <text:p text:style-name="P4">#4 Press the “submit” button</text:p>
      <text:p text:style-name="P4"/>
      <text:p text:style-name="P4">If you have chosen a survey to take:</text:p>
      <text:p text:style-name="P4">You will be taken to the chosen survey. <text:s/>If you have already taken the survey, the checkboxes for your prior answers have now been disabled. <text:s/>You may add more answers and click “submit” or go directly to the results page by pressing “results”. <text:s/>The link “enter another” may be used to return to the beginning here as well.</text:p>
      <text:p text:style-name="P4"/>
      <text:p text:style-name="P4">If you have entered a new survey:</text:p>
      <text:p text:style-name="P4">You will be taken to the results page. <text:s/>Return to step #1.</text:p>
      <text:p text:style-name="P4"/>
      <text:p text:style-name="P4">Please contact <text:a xlink:type="simple" xlink:href="mailto:smh436@nyu.edu">smh436@nyu.edu</text:a> if you have any issues. <text:s/></text:p>
      <text:p text:style-name="P4"/>
      <text:p text:style-name="P4">Thank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elvey</meta:initial-creator>
    <meta:creation-date>2011-12-18T08:34:35</meta:creation-date>
    <dc:date>2011-12-18T13:07:49</dc:date>
    <dc:creator>Sean Helvey</dc:creator>
    <meta:editing-duration>PT4H29M51S</meta:editing-duration>
    <meta:editing-cycles>6</meta:editing-cycles>
    <meta:generator>OpenOffice.org/3.3$Unix OpenOffice.org_project/330m20$Build-9567</meta:generator>
    <meta:document-statistic meta:table-count="0" meta:image-count="0" meta:object-count="0" meta:page-count="1" meta:paragraph-count="15" meta:word-count="171" meta:character-count="959"/>
  </office:meta>
</office:document-meta>
</file>